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rlow" svg:font-family="Barlow, sans-serif"/>
    <style:font-face style:name="Roboto" svg:font-family="Roboto, sans-serif"/>
    <style:font-face style:name="inter-regular" svg:font-family="inter-regular, system-ui, apple-system, system-ui, 'Segoe UI', Roboto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weight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style:text-underline-style="none" style:font-weight-asian="normal" style:font-weight-complex="normal"/>
    </style:style>
    <style:style style:name="T5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1c1c1c" style:font-name="Times New Roman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1c1c1c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c1c1c" style:font-name="Times New Roman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1c1c1c" fo:letter-spacing="normal" fo:font-style="normal" style:text-underline-style="non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ome Learning Task – Week 6 Algorithm</text:span></text:p>
      <text:p text:style-name="P3"><text:span text:style-name="T2">Task</text:span></text:p>
      <text:p text:style-name="P2"><text:span text:style-name="T1">•</text:span><text:span text:style-name="T2">Select one or more choices from the list of common Machine Learning Algorithms, do some investigations and write me a short summary. I am looking for the following:</text:span></text:p>
      <text:p text:style-name="P2"><text:span text:style-name="T1">•</text:span><text:span text:style-name="T2">Is it Supervised/Unsupervised/Reinforcement learning?</text:span></text:p>
      <text:p text:style-name="P2"><text:span text:style-name="T1">•</text:span><text:span text:style-name="T2">What does the algorithm do?</text:span></text:p>
      <text:p text:style-name="P2"><text:span text:style-name="T1">•</text:span><text:span text:style-name="T2">In which situations will it be most useful?</text:span></text:p>
      <text:p text:style-name="P2"><text:span text:style-name="T1">•</text:span><text:span text:style-name="T2">(Optional) Can you find any examples of where this algorithm has been used?</text:span></text:p>
      <text:p text:style-name="P1"><text:span text:style-name="T3"/></text:p>
      <text:list xml:id="list1937686178025578755" text:style-name="L1">
        <text:list-header>
          <text:p text:style-name="P4"><text:span text:style-name="T2">Linear Regression:</text:span></text:p>
        </text:list-header>
      </text:list>
      <text:p text:style-name="P5"><text:span text:style-name="T2"><text:tab/>Linear Regression algorithm is a most common machine learning algorithm based on</text:span></text:p>
      <text:p text:style-name="P1"><text:span text:style-name="T5">Supervised Learning. In this, we predict the outcome of a dependent variable based on the independent variables. As the relationship between two variables is 'linear', hence it is called linear regression. </text:span><text:span text:style-name="T9">There are two types of linear regression: </text:span><text:span text:style-name="T10">simple linear regression </text:span><text:span text:style-name="T9">and </text:span><text:span text:style-name="T10">multiple linear regression</text:span><text:span text:style-name="T9">.</text:span></text:p>
      <text:p text:style-name="P1"><text:span text:style-name="T9"/></text:p>
      <text:p text:style-name="P6"><text:span text:style-name="T4">Linear Regression makes predictions for continuous/real or numeric variables such as weight, salary, age, etc. It shows a linear relationship between a dependent variable(y) and one or more independent variables(x). Algorithm uses linear equation</text:span><text:span text:style-name="T11">(</text:span><text:span text:style-name="T8">y = m*x + c)</text:span><text:span text:style-name="T6"> </text:span><text:span text:style-name="T4">to predict the value of dependent variable. </text:span></text:p>
      <text:p text:style-name="P6"><text:span text:style-name="T7">Creating a scatter plot is ideal for determining the strength of the relationship between explanatory (independent) and dependent variables. </text:span></text:p>
      <text:p text:style-name="P6"><text:span text:style-name="T4"/></text:p>
      <text:p text:style-name="P6"><text:span text:style-name="T4">It is most useful in predicting future prices/costs, predicting future revenues, comparing performances, score predictions, etc.</text:span></text:p>
      <text:p text:style-name="P6"><text:span text:style-name="T4">Medical researchers use linear regression to understand the relationship between drug dosage and blood pressure of patients. </text:span></text:p>
      <text:p text:style-name="P6"><text:span text:style-name="T4">Businesses often use it to find the relationship between advertising and sales.</text:span></text:p>
      <text:list xml:id="list1162167153" text:continue-numbering="true" text:style-name="L1">
        <text:list-header>
          <text:p text:style-name="P4"><text:span text:style-name="T2"/></text:p>
        </text:list-header>
      </text:list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rlow" svg:font-family="Barlow, sans-serif"/>
    <style:font-face style:name="Roboto" svg:font-family="Roboto, sans-serif"/>
    <style:font-face style:name="inter-regular" svg:font-family="inter-regular, system-ui, apple-system, system-ui, 'Segoe UI', Roboto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 </meta:initial-creator>
    <meta:creation-date>2021-11-30T13:26:26</meta:creation-date>
    <dc:date>2021-11-30T22:12:52</dc:date>
    <dc:creator>Deepa </dc:creator>
    <meta:editing-duration>PT6H18M25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1" meta:paragraph-count="15" meta:word-count="240" meta:character-count="1590"/>
  </office:meta>
</office:document-meta>
</file>